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Iterator.setNex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Iterator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terator.Filter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terator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Iterator.FilterIterator( Iterator iterato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Iterator.Filt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terator.se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Iterator.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